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1.6362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3.5409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2.2146in"/>
    </style:style>
    <style:style style:name="co11" style:family="table-column">
      <style:table-column-properties fo:break-before="auto" style:column-width="2.2008in"/>
    </style:style>
    <style:style style:name="co12" style:family="table-column">
      <style:table-column-properties fo:break-before="auto" style:column-width="1.5098in"/>
    </style:style>
    <style:style style:name="co13" style:family="table-column">
      <style:table-column-properties fo:break-before="auto" style:column-width="0.9311in"/>
    </style:style>
    <style:style style:name="co14" style:family="table-column">
      <style:table-column-properties fo:break-before="auto" style:column-width="1.1984in"/>
    </style:style>
    <style:style style:name="co15" style:family="table-column">
      <style:table-column-properties fo:break-before="auto" style:column-width="0.8984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Entry_20__26__20_Exit_20_Calc">
      <style:table-properties table:display="true" style:writing-mode="lr-tb"/>
    </style:style>
    <style:style style:name="ta2" style:family="table" style:master-page-name="PageStyle_5f_Growth_20_Plan">
      <style:table-properties table:display="true" style:writing-mode="lr-tb"/>
    </style:style>
    <style:style style:name="ta3" style:family="table" style:master-page-name="PageStyle_5f_Weekly_20_Journal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Excel_20_Built-in_20_Normal">
      <style:table-cell-properties fo:border-bottom="0.0346in solid #000000" fo:background-color="#ffff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Currency">
      <style:table-cell-properties fo:background-color="#a9d18e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Comma" style:data-style-name="N119">
      <style:table-cell-properties fo:background-color="#a9d18e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Percent" style:data-style-name="N8011">
      <style:table-cell-properties fo:background-color="#a9d18e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Currency">
      <style:table-cell-properties fo:background-color="#c9c9c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Currency">
      <style:table-cell-properties fo:background-color="#f4b183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5" style:family="table-cell" style:parent-style-name="Excel_20_Built-in_20_Normal" style:data-style-name="N117">
      <style:table-cell-properties fo:background-color="#c9c9c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Comma" style:data-style-name="N119">
      <style:table-cell-properties fo:background-color="#c9c9c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 style:data-style-name="N117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Currency" style:data-style-name="N117">
      <style:table-cell-properties fo:background-color="#9dc3e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138in solid #000000" fo:background-color="#f4b183" style:diagonal-bl-tr="none" style:diagonal-tl-br="none" fo:border-left="0.0138in solid #000000" fo:border-right="none" style:rotation-align="none" fo:border-top="0.0138in solid #000000"/>
    </style:style>
    <style:style style:name="ce20" style:family="table-cell" style:parent-style-name="Excel_20_Built-in_20_Normal">
      <style:table-cell-properties fo:background-color="#9dc3e6" style:diagonal-bl-tr="none" style:diagonal-tl-br="none" fo:border="0.0138in solid #000000" style:rotation-align="none"/>
    </style:style>
    <style:style style:name="ce21" style:family="table-cell" style:parent-style-name="Excel_20_Built-in_20_Normal">
      <style:table-cell-properties fo:background-color="#9dc3e6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3" style:family="table-cell" style:parent-style-name="Excel_20_Built-in_20_Normal">
      <style:table-cell-properties fo:border-bottom="0.0138in solid #000000" fo:background-color="#f4b183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Excel_20_Built-in_20_Normal">
      <style:table-cell-properties fo:background-color="#f4b183" style:diagonal-bl-tr="none" style:diagonal-tl-br="none" fo:border="0.0138in solid #000000" style:rotation-align="none"/>
    </style:style>
    <style:style style:name="ce25" style:family="table-cell" style:parent-style-name="Excel_20_Built-in_20_Normal">
      <style:table-cell-properties fo:border-bottom="0.0138in solid #000000" fo:background-color="#f4b183" style:diagonal-bl-tr="none" style:diagonal-tl-br="none" fo:border-left="none" fo:border-right="0.0138in solid #000000" style:rotation-align="none" fo:border-top="0.0138in solid #000000"/>
    </style:style>
    <style:style style:name="ce26" style:family="table-cell" style:parent-style-name="Excel_20_Built-in_20_Currency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Percent" style:data-style-name="N8011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 style:data-style-name="N8001">
      <style:table-cell-properties fo:background-color="#c9c9c9" style:diagonal-bl-tr="none" style:diagonal-tl-br="none" fo:border="0.0138in solid #000000" style:rotation-align="none"/>
    </style:style>
    <style:style style:name="ce29" style:family="table-cell" style:parent-style-name="Excel_20_Built-in_20_Currency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1111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f4b183" style:diagonal-bl-tr="none" style:diagonal-tl-br="none" fo:border-left="none" fo:border-right="none" style:rotation-align="none" fo:border-top="0.0138in solid #000000"/>
    </style:style>
    <style:style style:name="ce31" style:family="table-cell" style:parent-style-name="Excel_20_Built-in_20_Currency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urrency">
      <style:table-cell-properties fo:background-color="#c9c9c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1111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003"/>
    <style:style style:name="ce34" style:family="table-cell" style:parent-style-name="Excel_20_Built-in_20_Normal" style:data-style-name="N8003">
      <style:table-cell-properties fo:background-color="#f4b18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" style:family="table-cell" style:parent-style-name="Excel_20_Built-in_20_Currency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Percent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c9c9c9" style:diagonal-bl-tr="none" style:diagonal-tl-br="none" fo:border="0.0138in solid #000000" style:rotation-align="none"/>
    </style:style>
    <style:style style:name="ce3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9" style:family="table-cell" style:parent-style-name="Excel_20_Built-in_20_Percent" style:data-style-name="N118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Percent" style:data-style-name="N8011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ackground-color="#a9d18e" style:diagonal-bl-tr="none" style:diagonal-tl-br="none" fo:border="0.0138in solid #000000" style:rotation-align="none"/>
    </style:style>
    <style:style style:name="ce43" style:family="table-cell" style:parent-style-name="Excel_20_Built-in_20_Normal" style:data-style-name="N8000">
      <style:table-cell-properties fo:background-color="#c9c9c9" style:diagonal-bl-tr="none" style:diagonal-tl-br="none" fo:border="0.0138in solid #000000" style:rotation-align="none"/>
    </style:style>
    <style:style style:name="ce44" style:family="table-cell" style:parent-style-name="Excel_20_Built-in_20_Percent">
      <style:table-cell-properties fo:background-color="#c9c9c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0.0346in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2272in" style:writing-mode="page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.2272in" style:writing-mode="page"/>
    </style:style>
    <style:style style:name="ce48" style:family="table-cell" style:parent-style-name="Excel_20_Built-in_20_Normal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.2272in" style:writing-mode="page"/>
    </style:style>
    <style:style style:name="ce49" style:family="table-cell" style:parent-style-name="Excel_20_Built-in_20_Normal">
      <style:table-cell-properties fo:background-color="#000000"/>
    </style:style>
    <style:style style:name="ce5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.2272in" style:writing-mode="page"/>
    </style:style>
    <style:style style:name="ce5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2272in" style:writing-mode="page"/>
    </style:style>
    <style:style style:name="ce52" style:family="table-cell" style:parent-style-name="Excel_20_Built-in_20_Normal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2272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.2272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0.0138in solid #000000" fo:background-color="#f4b183" style:diagonal-bl-tr="none" style:diagonal-tl-br="none" fo:border-left="none" fo:border-right="none" style:rotation-align="none" fo:border-top="none"/>
    </style:style>
    <style:style style:name="ce5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5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y &amp; Exit Cal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Position Sizing &amp; <text:s/>Stop Loss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Getting Out of a Trade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5" office:value-type="string">
            <text:p>Current Price</text:p>
          </table:table-cell>
          <table:table-cell table:style-name="ce9" office:value-type="float" office:value="1">
            <text:p><text:s/>$1.00 </text:p>
          </table:table-cell>
          <table:table-cell/>
          <table:table-cell table:style-name="ce5" office:value-type="string">
            <text:p>Current Price</text:p>
          </table:table-cell>
          <table:table-cell table:style-name="ce15" table:formula="of:=SUM([.C5])" office:value-type="float" office:value="1">
            <text:p><text:s/>$1.00 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Total Shares</text:p>
          </table:table-cell>
          <table:table-cell table:style-name="ce10" office:value-type="float" office:value="100">
            <text:p><text:s/>100 </text:p>
          </table:table-cell>
          <table:table-cell/>
          <table:table-cell table:style-name="ce5" office:value-type="string">
            <text:p>Total Shares</text:p>
          </table:table-cell>
          <table:table-cell table:style-name="ce16" table:formula="of:=[.C6]" office:value-type="float" office:value="100">
            <text:p><text:s/>100 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% Risked</text:p>
          </table:table-cell>
          <table:table-cell table:style-name="ce11" office:value-type="percentage" office:value="0.05">
            <text:p>5.00%</text:p>
          </table:table-cell>
          <table:table-cell/>
          <table:table-cell table:style-name="ce5" office:value-type="string">
            <text:p>% Gained</text:p>
          </table:table-cell>
          <table:table-cell table:style-name="ce11" office:value-type="percentage" office:value="0.0275">
            <text:p>2.75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$ Risked in Trade</text:p>
          </table:table-cell>
          <table:table-cell table:style-name="ce12" table:formula="of:=SUM([.C6]*[.C5])" office:value-type="float" office:value="100">
            <text:p><text:s/>$100.00 </text:p>
          </table:table-cell>
          <table:table-cell/>
          <table:table-cell table:style-name="ce5" office:value-type="string">
            <text:p>Price Needs to Rise</text:p>
          </table:table-cell>
          <table:table-cell table:style-name="ce15" table:formula="of:=SUM([.F12]-[.C5])" office:value-type="float" office:value="0.0275000000000001">
            <text:p><text:s/>$0.03 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et Stop Loss at:</text:p>
          </table:table-cell>
          <table:table-cell table:style-name="ce13" table:formula="of:=SUM([.C5]-([.C5]*[.C7]))" office:value-type="float" office:value="0.95">
            <text:p><text:s/>$0.95 </text:p>
          </table:table-cell>
          <table:table-cell/>
          <table:table-cell table:style-name="ce6" office:value-type="string">
            <text:p>Get Out Price:</text:p>
          </table:table-cell>
          <table:table-cell table:style-name="ce17" table:formula="of:=SUM(([.F5]*[.F7])+[.F5])" office:value-type="float" office:value="1.0275">
            <text:p><text:s/>$1.03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ax Loss:</text:p>
          </table:table-cell>
          <table:table-cell table:style-name="ce14" table:formula="of:=SUM(([.C6]*[.C12])-([.C6]*[.C5]))" office:value-type="float" office:value="-5">
            <text:p><text:s/>$(5.00)</text:p>
          </table:table-cell>
          <table:table-cell/>
          <table:table-cell table:style-name="ce7" office:value-type="string">
            <text:p>Profit:</text:p>
          </table:table-cell>
          <table:table-cell table:style-name="ce18" table:formula="of:=SUM(([.F6]*[.F12])-([.F5]*[.F6]))" office:value-type="float" office:value="2.75000000000001">
            <text:p><text:s/>$2.75 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wth Plan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8" table:default-cell-style-name="Excel_20_Built-in_20_Normal"/>
        <table:table-row table:style-name="ro1">
          <table:table-cell table:style-name="ce19" office:value-type="string">
            <text:p>Formula</text:p>
          </table:table-cell>
          <table:table-cell table:style-name="ce25"/>
          <table:table-cell/>
          <table:table-cell table:style-name="ce24" office:value-type="string">
            <text:p>Gain per trade (percent)</text:p>
          </table:table-cell>
          <table:table-cell table:style-name="ce24" office:value-type="string">
            <text:p>number of trades per week</text:p>
          </table:table-cell>
          <table:table-cell table:style-name="ce24" office:value-type="string">
            <text:p>Trades Per Year</text:p>
          </table:table-cell>
          <table:table-cell/>
          <table:table-cell>
            <draw:frame table:end-cell-address="'Growth Plan'.U39" table:end-x="0.9268in" table:end-y="0.0031in" draw:z-index="0" draw:name="Chart 1" draw:style-name="gr1" draw:text-style-name="P1" svg:width="12.9575in" svg:height="8.0114in" svg:x="0.0303in" svg:y="0.0102in">
              <draw:object draw:notify-on-update-of-ranges="'Growth Plan'.A8:'Growth Plan'.A20 'Growth Plan'.B6:'Growth Plan'.B7 'Growth Plan'.B8:'Growth Plan'.B20 'Growth Plan'.C6:'Growth Plan'.C7 'Growth Plan'.C8:'Growth Plan'.C20 'Growth Plan'.A25:'Growth Plan'.A25 'Growth Plan'.A26:'Growth Plan'.A38 'Growth Plan'.B25:'Growth Plan'.B25 'Growth Plan'.B26:'Growth Plan'.B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0" office:value-type="string">
            <text:p>Principle </text:p>
          </table:table-cell>
          <table:table-cell table:style-name="ce26" office:value-type="float" office:value="3000">
            <text:p><text:s/>$3,000.00 </text:p>
          </table:table-cell>
          <table:table-cell/>
          <table:table-cell table:style-name="ce40" office:value-type="percentage" office:value="0.0275">
            <text:p>2.75%</text:p>
          </table:table-cell>
          <table:table-cell table:style-name="ce42" office:value-type="float" office:value="3">
            <text:p>3</text:p>
          </table:table-cell>
          <table:table-cell table:style-name="ce43" table:formula="of:=[.E2]*52" office:value-type="float" office:value="156">
            <text:p>156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Avg Growth Per Month</text:p>
          </table:table-cell>
          <table:table-cell table:style-name="ce27" table:formula="of:=([.B5]/[.B2])-1" office:value-type="percentage" office:value="0.422865329297932">
            <text:p>42.29%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Average Trades / Month</text:p>
          </table:table-cell>
          <table:table-cell table:style-name="ce28" table:formula="of:=[.F2]/12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Target</text:p>
          </table:table-cell>
          <table:table-cell table:style-name="ce29" table:formula="of:=(([.B2]*(1+[.D2])^[.B4]))" office:value-type="float" office:value="4268.5959878938">
            <text:p><text:s/>$4,268.60 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3" office:value-type="string">
            <text:p>Months</text:p>
          </table:table-cell>
          <table:table-cell table:style-name="ce30" office:value-type="string">
            <text:p>Quota</text:p>
          </table:table-cell>
          <table:table-cell table:style-name="ce24" office:value-type="string">
            <text:p>Term /Month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Month 0</text:p>
          </table:table-cell>
          <table:table-cell table:style-name="ce31" table:formula="of:=[.B2]" office:value-type="float" office:value="3000">
            <text:p><text:s/>$3,000.00 </text:p>
          </table:table-cell>
          <table:table-cell table:style-name="ce37" office:value-type="float" office:value="0">
            <text:p>0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1</text:p>
          </table:table-cell>
          <table:table-cell table:style-name="ce32" table:formula="of:=(([.B8]*(1+[.D2])^[.B4]) -[.B8])+[.B8]" office:value-type="float" office:value="4268.5959878938">
            <text:p><text:s/>$4,268.60 </text:p>
          </table:table-cell>
          <table:table-cell table:style-name="ce37" office:value-type="float" office:value="1">
            <text:p>1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2</text:p>
          </table:table-cell>
          <table:table-cell table:style-name="ce31" table:formula="of:=(([.B9]*(1+[.D2])^[.B4]) -[.B9])+[.B9]" office:value-type="float" office:value="6073.63723595434">
            <text:p><text:s/>$6,073.64 </text:p>
          </table:table-cell>
          <table:table-cell table:style-name="ce37" office:value-type="float" office:value="2">
            <text:p>2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3</text:p>
          </table:table-cell>
          <table:table-cell table:style-name="ce31" table:formula="of:=(([.B10]*(1+[.D2])^[.B4]) -[.B10])+[.B10]" office:value-type="float" office:value="8641.96784577235">
            <text:p><text:s/>$8,641.97 </text:p>
          </table:table-cell>
          <table:table-cell table:style-name="ce37" office:value-type="float" office:value="3">
            <text:p>3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4</text:p>
          </table:table-cell>
          <table:table-cell table:style-name="ce31" table:formula="of:=(([.B11]*(1+[.D2])^[.B4]) -[.B11])+[.B11]" office:value-type="float" office:value="12296.356424657">
            <text:p><text:s/>$12,296.36 </text:p>
          </table:table-cell>
          <table:table-cell table:style-name="ce37" office:value-type="float" office:value="4">
            <text:p>4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5</text:p>
          </table:table-cell>
          <table:table-cell table:style-name="ce31" table:formula="of:=(([.B12]*(1+[.D2])^[.B4]) -[.B12])+[.B12]" office:value-type="float" office:value="17496.0592333343">
            <text:p><text:s/>$17,496.06 </text:p>
          </table:table-cell>
          <table:table-cell table:style-name="ce37" office:value-type="float" office:value="5">
            <text:p>5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6</text:p>
          </table:table-cell>
          <table:table-cell table:style-name="ce31" table:formula="of:=(([.B13]*(1+[.D2])^[.B4]) -[.B13])+[.B13]" office:value-type="float" office:value="24894.5360824544">
            <text:p><text:s/>$24,894.54 </text:p>
          </table:table-cell>
          <table:table-cell table:style-name="ce37" office:value-type="float" office:value="6">
            <text:p>6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7</text:p>
          </table:table-cell>
          <table:table-cell table:style-name="ce31" table:formula="of:=(([.B14]*(1+[.D2])^[.B4]) -[.B14])+[.B14]" office:value-type="float" office:value="35421.5722806807">
            <text:p><text:s/>$35,421.57 </text:p>
          </table:table-cell>
          <table:table-cell table:style-name="ce37" office:value-type="float" office:value="7">
            <text:p>7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8</text:p>
          </table:table-cell>
          <table:table-cell table:style-name="ce31" table:formula="of:=(([.B15]*(1+[.D2])^[.B4]) -[.B15])+[.B15]" office:value-type="float" office:value="50400.1271074013">
            <text:p><text:s/>$50,400.13 </text:p>
          </table:table-cell>
          <table:table-cell table:style-name="ce37" office:value-type="float" office:value="8">
            <text:p>8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9</text:p>
          </table:table-cell>
          <table:table-cell table:style-name="ce31" table:formula="of:=(([.B16]*(1+[.D2])^[.B4]) -[.B16])+[.B16]" office:value-type="float" office:value="71712.5934533302">
            <text:p><text:s/>$71,712.59 </text:p>
          </table:table-cell>
          <table:table-cell table:style-name="ce37" office:value-type="float" office:value="9">
            <text:p>9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10</text:p>
          </table:table-cell>
          <table:table-cell table:style-name="ce31" table:formula="of:=(([.B17]*(1+[.D2])^[.B4]) -[.B17])+[.B17]" office:value-type="float" office:value="102037.362898781">
            <text:p><text:s/>$102,037.36 </text:p>
          </table:table-cell>
          <table:table-cell table:style-name="ce37" office:value-type="float" office:value="10">
            <text:p>10</text:p>
          </table:table-cell>
          <table:table-cell/>
          <table:table-cell table:style-name="ce2" office:value-type="string" table:number-columns-spanned="2" table:number-rows-spanned="1">
            <text:p>ONLY EDIT GREEN CELLS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0" office:value-type="string">
            <text:p>Month 11</text:p>
          </table:table-cell>
          <table:table-cell table:style-name="ce31" table:formula="of:=(([.B18]*(1+[.D2])^[.B4]) -[.B18])+[.B18]" office:value-type="float" office:value="145185.425961667">
            <text:p><text:s/>$145,185.43 </text:p>
          </table:table-cell>
          <table:table-cell table:style-name="ce3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Month 12</text:p>
          </table:table-cell>
          <table:table-cell table:style-name="ce31" table:formula="of:=(([.B19]*(1+[.D2])^[.B4]) -[.B19])+[.B19]" office:value-type="float" office:value="206579.308920208">
            <text:p><text:s/>$206,579.31 </text:p>
          </table:table-cell>
          <table:table-cell table:style-name="ce37" office:value-type="float" office:value="12">
            <text:p>12</text:p>
          </table:table-cell>
          <table:table-cell table:number-columns-repeated="1021"/>
        </table:table-row>
        <table:table-row table:style-name="ro1" table:number-rows-repeated="4">
          <table:table-cell/>
          <table:table-cell table:style-name="ce33"/>
          <table:table-cell table:number-columns-repeated="1022"/>
        </table:table-row>
        <table:table-row table:style-name="ro1">
          <table:table-cell table:style-name="ce23" office:value-type="string">
            <text:p>Months</text:p>
          </table:table-cell>
          <table:table-cell table:style-name="ce34" office:value-type="string">
            <text:p>Position</text:p>
          </table:table-cell>
          <table:table-cell table:style-name="ce38" office:value-type="string">
            <text:p>% To Quota</text:p>
          </table:table-cell>
          <table:table-cell table:style-name="ce41" office:value-type="string">
            <text:p>GAP IN $'s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0</text:p>
          </table:table-cell>
          <table:table-cell table:style-name="ce35" table:formula="of:=[.B2]" office:value-type="float" office:value="3000">
            <text:p><text:s/>$3,000.00 </text:p>
          </table:table-cell>
          <table:table-cell table:style-name="ce39" table:formula="of:=[.B26]/[.B8]-1" office:value-type="percentage" office:value="0">
            <text:p>0.0%</text:p>
          </table:table-cell>
          <table:table-cell table:style-name="ce35" table:formula="of:=[.B26]-[.B8]" office:value-type="float" office:value="0">
            <text:p><text:s/>$- <text:s text:c="2"/>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1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27]/[.B9]-1" office:value-type="percentage" office:value="-1">
            <text:p>-100.0%</text:p>
          </table:table-cell>
          <table:table-cell table:style-name="ce35" table:formula="of:=[.B27]-[.B9]" office:value-type="float" office:value="-4268.5959878938">
            <text:p><text:s/>$(4,268.60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2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28]/[.B10]-1" office:value-type="percentage" office:value="-1">
            <text:p>-100.0%</text:p>
          </table:table-cell>
          <table:table-cell table:style-name="ce35" table:formula="of:=[.B28]-[.B10]" office:value-type="float" office:value="-6073.63723595434">
            <text:p><text:s/>$(6,073.64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3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29]/[.B11]-1" office:value-type="percentage" office:value="-1">
            <text:p>-100.0%</text:p>
          </table:table-cell>
          <table:table-cell table:style-name="ce35" table:formula="of:=[.B29]-[.B11]" office:value-type="float" office:value="-8641.96784577235">
            <text:p><text:s/>$(8,641.97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4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0]/[.B12]-1" office:value-type="percentage" office:value="-1">
            <text:p>-100.0%</text:p>
          </table:table-cell>
          <table:table-cell table:style-name="ce35" table:formula="of:=[.B30]-[.B12]" office:value-type="float" office:value="-12296.356424657">
            <text:p><text:s/>$(12,296.36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5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1]/[.B13]-1" office:value-type="percentage" office:value="-1">
            <text:p>-100.0%</text:p>
          </table:table-cell>
          <table:table-cell table:style-name="ce35" table:formula="of:=[.B31]-[.B13]" office:value-type="float" office:value="-17496.0592333343">
            <text:p><text:s/>$(17,496.06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6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2]/[.B14]-1" office:value-type="percentage" office:value="-1">
            <text:p>-100.0%</text:p>
          </table:table-cell>
          <table:table-cell table:style-name="ce35" table:formula="of:=[.B32]-[.B14]" office:value-type="float" office:value="-24894.5360824544">
            <text:p><text:s/>$(24,894.54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7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3]/[.B15]-1" office:value-type="percentage" office:value="-1">
            <text:p>-100.0%</text:p>
          </table:table-cell>
          <table:table-cell table:style-name="ce35" table:formula="of:=[.B33]-[.B15]" office:value-type="float" office:value="-35421.5722806807">
            <text:p><text:s/>$(35,421.57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8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4]/[.B16]-1" office:value-type="percentage" office:value="-1">
            <text:p>-100.0%</text:p>
          </table:table-cell>
          <table:table-cell table:style-name="ce35" table:formula="of:=[.B34]-[.B16]" office:value-type="float" office:value="-50400.1271074013">
            <text:p><text:s/>$(50,400.13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9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5]/[.B17]-1" office:value-type="percentage" office:value="-1">
            <text:p>-100.0%</text:p>
          </table:table-cell>
          <table:table-cell table:style-name="ce35" table:formula="of:=[.B35]-[.B17]" office:value-type="float" office:value="-71712.5934533302">
            <text:p><text:s/>$(71,712.59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10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6]/[.B18]-1" office:value-type="percentage" office:value="-1">
            <text:p>-100.0%</text:p>
          </table:table-cell>
          <table:table-cell table:style-name="ce35" table:formula="of:=[.B36]-[.B18]" office:value-type="float" office:value="-102037.362898781">
            <text:p><text:s/>$(102,037.36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11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7]/[.B19]-1" office:value-type="percentage" office:value="-1">
            <text:p>-100.0%</text:p>
          </table:table-cell>
          <table:table-cell table:style-name="ce35" table:formula="of:=[.B37]-[.B19]" office:value-type="float" office:value="-145185.425961667">
            <text:p><text:s/>$(145,185.43)</text:p>
          </table:table-cell>
          <table:table-cell table:number-columns-repeated="1020"/>
        </table:table-row>
        <table:table-row table:style-name="ro1">
          <table:table-cell table:style-name="ce20" office:value-type="string">
            <text:p>Month 12</text:p>
          </table:table-cell>
          <table:table-cell table:style-name="ce26" office:value-type="float" office:value="0">
            <text:p><text:s/>$- <text:s text:c="2"/></text:p>
          </table:table-cell>
          <table:table-cell table:style-name="ce39" table:formula="of:=[.B38]/[.B20]-1" office:value-type="percentage" office:value="-1">
            <text:p>-100.0%</text:p>
          </table:table-cell>
          <table:table-cell table:style-name="ce35" table:formula="of:=[.B38]-[.B20]" office:value-type="float" office:value="-206579.308920208">
            <text:p><text:s/>$(206,579.31)</text:p>
          </table:table-cell>
          <table:table-cell table:number-columns-repeated="1020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 table:style-name="ce24" office:value-type="string">
            <text:p>Months</text:p>
          </table:table-cell>
          <table:table-cell table:style-name="ce24" office:value-type="string">
            <text:p>Week 1</text:p>
          </table:table-cell>
          <table:table-cell table:style-name="ce24" office:value-type="string">
            <text:p>Week 2</text:p>
          </table:table-cell>
          <table:table-cell table:style-name="ce24" office:value-type="string">
            <text:p>Week 3</text:p>
          </table:table-cell>
          <table:table-cell table:style-name="ce24" office:value-type="string">
            <text:p>Week 4</text:p>
          </table:table-cell>
          <table:table-cell table:style-name="ce24" office:value-type="string">
            <text:p>Total 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May</text:p>
          </table:table-cell>
          <table:table-cell table:number-columns-repeated="4" table:style-name="ce36" office:value-type="string">
            <text:p><text:s/></text:p>
          </table:table-cell>
          <table:table-cell table:style-name="ce44" table:formula="of:=[.B41]+[.C41]+[.D41]+[.E41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June</text:p>
          </table:table-cell>
          <table:table-cell table:number-columns-repeated="4" table:style-name="ce36"/>
          <table:table-cell table:style-name="ce44" table:formula="of:=[.B42]+[.C42]+[.D42]+[.E42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July</text:p>
          </table:table-cell>
          <table:table-cell table:number-columns-repeated="4" table:style-name="ce36"/>
          <table:table-cell table:style-name="ce44" table:formula="of:=[.B43]+[.C43]+[.D43]+[.E43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August</text:p>
          </table:table-cell>
          <table:table-cell table:number-columns-repeated="4" table:style-name="ce36"/>
          <table:table-cell table:style-name="ce44" table:formula="of:=[.B44]+[.C44]+[.D44]+[.E44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September</text:p>
          </table:table-cell>
          <table:table-cell table:number-columns-repeated="4" table:style-name="ce36"/>
          <table:table-cell table:style-name="ce44" table:formula="of:=[.B45]+[.C45]+[.D45]+[.E45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October</text:p>
          </table:table-cell>
          <table:table-cell table:number-columns-repeated="4" table:style-name="ce36"/>
          <table:table-cell table:style-name="ce44" table:formula="of:=[.B46]+[.C46]+[.D46]+[.E46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November</text:p>
          </table:table-cell>
          <table:table-cell table:number-columns-repeated="4" table:style-name="ce36"/>
          <table:table-cell table:style-name="ce44" table:formula="of:=[.B47]+[.C47]+[.D47]+[.E47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December</text:p>
          </table:table-cell>
          <table:table-cell table:number-columns-repeated="4" table:style-name="ce36"/>
          <table:table-cell table:style-name="ce44" table:formula="of:=[.B48]+[.C48]+[.D48]+[.E48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January</text:p>
          </table:table-cell>
          <table:table-cell table:number-columns-repeated="4" table:style-name="ce36"/>
          <table:table-cell table:style-name="ce44" table:formula="of:=[.B49]+[.C49]+[.D49]+[.E49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February</text:p>
          </table:table-cell>
          <table:table-cell table:number-columns-repeated="4" table:style-name="ce36"/>
          <table:table-cell table:style-name="ce44" table:formula="of:=[.B50]+[.C50]+[.D50]+[.E50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March</text:p>
          </table:table-cell>
          <table:table-cell table:number-columns-repeated="4" table:style-name="ce36"/>
          <table:table-cell table:style-name="ce44" table:formula="of:=[.B51]+[.C51]+[.D51]+[.E51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April</text:p>
          </table:table-cell>
          <table:table-cell table:number-columns-repeated="4" table:style-name="ce36"/>
          <table:table-cell table:style-name="ce44" table:formula="of:=[.B52]+[.C52]+[.D52]+[.E52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0" office:value-type="string">
            <text:p>May</text:p>
          </table:table-cell>
          <table:table-cell table:number-columns-repeated="4" table:style-name="ce36"/>
          <table:table-cell table:style-name="ce44" table:formula="of:=[.B53]+[.C53]+[.D53]+[.E53]" office:value-type="percentage" office:value="0">
            <text:p>0%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ly Journal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" table:number-columns-repeated="6" table:default-cell-style-name="Excel_20_Built-in_20_Normal"/>
        <table:table-column table:style-name="co15" table:number-columns-repeated="1017" table:default-cell-style-name="Excel_20_Built-in_20_Normal"/>
        <table:table-row table:style-name="ro1">
          <table:table-cell table:style-name="ce45" office:value-type="string">
            <text:p>Monday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Date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Ticker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8" office:value-type="string">
            <text:p>Entry Notes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Exit Notes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1">
          <table:table-cell table:style-name="ce45" office:value-type="string">
            <text:p>Tuesday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Date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Ticker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8" office:value-type="string">
            <text:p>Entry Notes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Exit Notes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1">
          <table:table-cell table:style-name="ce45" office:value-type="string">
            <text:p>Wednesday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Date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50" office:value-type="string">
            <text:p>Ticker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8" office:value-type="string">
            <text:p>Entry Notes:</text:p>
          </table:table-cell>
          <table:table-cell table:style-name="ce30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Exit Notes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1">
          <table:table-cell table:style-name="ce45" office:value-type="string">
            <text:p>Thursday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Date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47" office:value-type="string">
            <text:p>Ticker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48" office:value-type="string">
            <text:p>Entry Notes:</text:p>
          </table:table-cell>
          <table:table-cell table:style-name="ce30" table:number-columns-repeated="9"/>
          <table:table-cell table:number-columns-repeated="1014"/>
        </table:table-row>
        <table:table-row table:style-name="ro1">
          <table:table-cell table:style-name="ce51" office:value-type="string">
            <text:p>Exit Notes:</text:p>
          </table:table-cell>
          <table:table-cell table:style-name="ce56" table:number-columns-repeated="9"/>
          <table:table-cell table:number-columns-repeated="1014"/>
        </table:table-row>
        <table:table-row table:style-name="ro1">
          <table:table-cell table:style-name="ce49" table:number-columns-repeated="10"/>
          <table:table-cell table:number-columns-repeated="1014"/>
        </table:table-row>
        <table:table-row table:style-name="ro1">
          <table:table-cell table:style-name="ce45" office:value-type="string">
            <text:p>Fri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Date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53" office:value-type="string">
            <text:p>Ticker:</text:p>
          </table:table-cell>
          <table:table-cell table:style-name="ce55" table:number-columns-repeated="9"/>
          <table:table-cell table:number-columns-repeated="1014"/>
        </table:table-row>
        <table:table-row table:style-name="ro1">
          <table:table-cell table:style-name="ce52" office:value-type="string">
            <text:p>Entry Notes:</text:p>
          </table:table-cell>
          <table:table-cell table:style-name="ce54" table:number-columns-repeated="9"/>
          <table:table-cell table:number-columns-repeated="1014"/>
        </table:table-row>
        <table:table-row table:style-name="ro1">
          <table:table-cell table:style-name="ce53" office:value-type="string">
            <text:p>Exit Notes:</text:p>
          </table:table-cell>
          <table:table-cell table:style-name="ce55" table:number-columns-repeated="9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8">
      <number:number number:decimal-places="1" number:min-integer-digits="1"/>
      <number:text>%</number:text>
    </number:percentage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7"/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1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y_20__26__20_Exit_20_Calc" style:display-name="PageStyle_Entry &amp; Exi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wth_20_Plan" style:display-name="PageStyle_Growth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ly_20_Journal" style:display-name="PageStyle_Weekly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01:42:52.29</dc:date>
    <dc:creator>Dustin Landry</dc:creator>
    <meta:document-statistic meta:table-count="3" meta:cell-count="261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117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5b9bd5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ed7d31" draw:fill-color="#ed7d31"/>
      <style:text-properties fo:color="#000000" fo:font-family="Calibri" fo:font-size="9pt" style:font-size-asian="9pt" style:font-size-complex="9pt"/>
    </style:style>
    <style:style style:name="ch9" style:family="chart" style:data-style-name="N8000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a5a5a5" draw:fill-color="#a5a5a5"/>
      <style:text-properties fo:color="#000000" fo:font-family="Calibri" fo:font-size="9pt" style:font-size-asian="9pt" style:font-size-complex="9pt"/>
    </style:style>
    <style:style style:name="ch10" style:family="chart" style:data-style-name="N117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ffc000" draw:fill-color="#ffc000"/>
      <style:text-properties fo:color="#000000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2.913cm" svg:height="20.35cm" xlink:href=".." xlink:type="simple" chart:class="chart:line" chart:style-name="ch1">
        <chart:title svg:x="14.543cm" svg:y="0.543cm" chart:style-name="ch2">
          <text:p>Growth Plan</text:p>
        </chart:title>
        <chart:legend chart:legend-position="top" svg:x="11.575cm" svg:y="2.432cm" style:legend-expansion="wide" chart:style-name="ch3"/>
        <chart:plot-area chart:style-name="ch4" table:cell-range-address="'Growth Plan'.A8:'Growth Plan'.C20 'Growth Plan'.A6:'Growth Plan'.C7 'Growth Plan'.A25:'Growth Plan'.B38" chart:data-source-has-labels="both" svg:x="1.108cm" svg:y="3.817cm" svg:width="30.489cm" svg:height="15.706cm">
          <chartooo:coordinate-region svg:x="1.108cm" svg:y="3.817cm" svg:width="30.489cm" svg:height="15.706cm"/>
          <chart:axis chart:dimension="x" chart:name="primary-x" chart:style-name="ch5" chartooo:axis-type="text">
            <chart:categories table:cell-range-address="'Growth Plan'.A8:'Growth Plan'.A20"/>
          </chart:axis>
          <chart:axis chart:dimension="y" chart:name="primary-y" chart:style-name="ch6"/>
          <chart:series chart:style-name="ch7" chart:values-cell-range-address="'Growth Plan'.B8:'Growth Plan'.B20" chart:label-cell-address="'Growth Plan'.B6:'Growth Plan'.B7" chart:class="chart:line">
            <chart:data-point chart:repeated="13"/>
          </chart:series>
          <chart:series chart:style-name="ch8" chart:values-cell-range-address="'Growth Plan'.C8:'Growth Plan'.C20" chart:label-cell-address="'Growth Plan'.C6:'Growth Plan'.C7" chart:class="chart:line">
            <chart:data-point chart:repeated="13"/>
          </chart:series>
          <chart:series chart:style-name="ch9" chart:values-cell-range-address="'Growth Plan'.A26:'Growth Plan'.A38" chart:label-cell-address="'Growth Plan'.A25:'Growth Plan'.A25" chart:class="chart:line">
            <chart:data-point chart:repeated="13"/>
          </chart:series>
          <chart:series chart:style-name="ch10" chart:values-cell-range-address="'Growth Plan'.B26:'Growth Plan'.B38" chart:label-cell-address="'Growth Plan'.B25:'Growth Plan'.B25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ota</text:p>
                <text:list>
                  <text:list-item>
                    <text:p/>
                  </text:list-item>
                  <text:list-item>
                    <text:p>Quota</text:p>
                  </text:list-item>
                </text:list>
                <draw:g>
                  <svg:desc>'Growth Plan'.B6:'Growth Plan'.B7</svg:desc>
                </draw:g>
              </table:table-cell>
              <table:table-cell office:value-type="string">
                <text:p>Term /Months</text:p>
                <text:list>
                  <text:list-item>
                    <text:p/>
                  </text:list-item>
                  <text:list-item>
                    <text:p>Term /Months</text:p>
                  </text:list-item>
                </text:list>
                <draw:g>
                  <svg:desc>'Growth Plan'.C6:'Growth Plan'.C7</svg:desc>
                </draw:g>
              </table:table-cell>
              <table:table-cell office:value-type="string">
                <text:p>Months</text:p>
                <draw:g>
                  <svg:desc>'Growth Plan'.A25:'Growth Plan'.A25</svg:desc>
                </draw:g>
              </table:table-cell>
              <table:table-cell office:value-type="string">
                <text:p>Position</text:p>
                <draw:g>
                  <svg:desc>'Growth Plan'.B25:'Growth Plan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0</text:p>
                <draw:g>
                  <svg:desc>'Growth Plan'.A8:'Growth Plan'.A20</svg:desc>
                </draw:g>
              </table:table-cell>
              <table:table-cell office:value-type="float" office:value="3000">
                <text:p>3000</text:p>
                <draw:g>
                  <svg:desc>'Growth Plan'.B8:'Growth Plan'.B20</svg:desc>
                </draw:g>
              </table:table-cell>
              <table:table-cell office:value-type="float" office:value="0">
                <text:p>0</text:p>
                <draw:g>
                  <svg:desc>'Growth Plan'.C8:'Growth Plan'.C20</svg:desc>
                </draw:g>
              </table:table-cell>
              <table:table-cell office:value-type="float" office:value="NaN">
                <text:p>NaN</text:p>
                <draw:g>
                  <svg:desc>'Growth Plan'.A26:'Growth Plan'.A38</svg:desc>
                </draw:g>
              </table:table-cell>
              <table:table-cell office:value-type="float" office:value="3000">
                <text:p>3000</text:p>
                <draw:g>
                  <svg:desc>'Growth Plan'.B26:'Growth Plan'.B38</svg:desc>
                </draw:g>
              </table:table-cell>
            </table:table-row>
            <table:table-row>
              <table:table-cell office:value-type="string">
                <text:p>Month 1</text:p>
              </table:table-cell>
              <table:table-cell office:value-type="float" office:value="4268.5959878938">
                <text:p>4268.59598789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6073.63723595434">
                <text:p>6073.637235954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8641.96784577235">
                <text:p>8641.967845772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12296.356424657">
                <text:p>12296.3564246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17496.0592333343">
                <text:p>17496.059233334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24894.5360824544">
                <text:p>24894.536082454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35421.5722806807">
                <text:p>35421.572280680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50400.1271074013">
                <text:p>50400.12710740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9</text:p>
              </table:table-cell>
              <table:table-cell office:value-type="float" office:value="71712.5934533302">
                <text:p>71712.593453330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10</text:p>
              </table:table-cell>
              <table:table-cell office:value-type="float" office:value="102037.362898781">
                <text:p>102037.36289878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11</text:p>
              </table:table-cell>
              <table:table-cell office:value-type="float" office:value="145185.425961667">
                <text:p>145185.42596166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12</text:p>
              </table:table-cell>
              <table:table-cell office:value-type="float" office:value="206579.308920208">
                <text:p>206579.30892020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